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fo:language="ru" fo:country="RU" style:font-size-asian="12.6000003814697pt" style:font-size-complex="14.3999996185303pt"/>
    </style:style>
    <style:style style:name="P2" style:family="paragraph" style:parent-style-name="Standard">
      <style:paragraph-properties fo:text-align="start" style:justify-single-word="false"/>
      <style:text-properties fo:font-size="12pt" fo:language="ru" fo:country="RU" style:font-size-asian="12.6000003814697pt" style:font-size-complex="14.3999996185303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fo:language="ru" fo:country="RU" style:font-size-asian="12.6000003814697pt" style:font-size-complex="14.3999996185303pt"/>
    </style:style>
    <style:style style:name="T1" style:family="text">
      <style:text-properties fo:language="en" fo:country="US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етодика по разбору сложных программ.</text:p>
      <text:p text:style-name="P2"/>
      <text:list xml:id="list29628972" text:style-name="L1">
        <text:list-item>
          <text:p text:style-name="P3">Удалить строки назначение которых понятно.</text:p>
        </text:list-item>
        <text:list-item>
          <text:p text:style-name="P3">Написать комментарии на высоком уровне понимания</text:p>
        </text:list-item>
        <text:list-item>
          <text:p text:style-name="P3">Последовательность выполнения команд просмотреть в отладчике</text:p>
        </text:list-item>
        <text:list-item>
          <text:p text:style-name="P3">Составить модель работы программы в <text:span text:style-name="T1">UML </text:span>диаграммах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5-06T09:30:52.64</meta:creation-date>
    <dc:date>2011-07-28T09:51:27.29</dc:date>
    <meta:editing-duration>PT02H49M10S</meta:editing-duration>
    <meta:editing-cycles>3</meta:editing-cycles>
    <meta:generator>OpenOffice.org/3.0$Win32 OpenOffice.org_project/300m15$Build-9379</meta:generator>
    <meta:document-statistic meta:table-count="0" meta:image-count="0" meta:object-count="0" meta:page-count="1" meta:paragraph-count="5" meta:word-count="33" meta:character-count="246"/>
    <meta:user-defined meta:name="Поле 1"/>
    <meta:user-defined meta:name="Поле 2"/>
    <meta:user-defined meta:name="Поле 3"/>
    <meta:user-defined meta:name="Поле 4"/>
  </office:meta>
</office:document-meta>
</file>